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2"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3" style:family="paragraph" style:parent-style-name="Standard">
      <style:paragraph-properties fo:margin-top="0.212cm" fo:margin-bottom="0.212cm" style:snap-to-layout-grid="false"/>
    </style:style>
    <style:style style:name="P4" style:family="paragraph" style:parent-style-name="Standard">
      <style:paragraph-properties fo:margin-top="0.212cm" fo:margin-bottom="0.212cm" style:snap-to-layout-grid="false"/>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paragraph-properties fo:margin-top="0.212cm" fo:margin-bottom="0.212cm" style:snap-to-layout-grid="false"/>
      <style:text-properties fo:color="#800000" fo:font-style="italic" fo:font-weight="bold" style:font-style-asian="italic" style:font-weight-asian="bold" style:font-style-complex="italic" style:font-weight-complex="bold"/>
    </style:style>
    <style:style style:name="P6" style:family="paragraph" style:parent-style-name="Standard">
      <style:paragraph-properties fo:margin-top="0.212cm" fo:margin-bottom="0.212cm" style:snap-to-layout-grid="false"/>
      <style:text-properties fo:font-size="10pt" style:font-size-asian="10pt"/>
    </style:style>
    <style:style style:name="P7" style:family="paragraph" style:parent-style-name="Standard">
      <style:paragraph-properties fo:margin-top="0.212cm" fo:margin-bottom="0.212cm" fo:text-align="center" style:justify-single-word="false" style:snap-to-layout-grid="false"/>
      <style:text-properties fo:font-size="10pt" style:font-size-asian="10pt"/>
    </style:style>
    <style:style style:name="P8" style:family="paragraph" style:parent-style-name="Standard">
      <style:paragraph-properties fo:margin-top="0.212cm" fo:margin-bottom="0.212cm" style:snap-to-layout-grid="false"/>
      <style:text-properties fo:font-size="10pt" fo:font-weight="bold" style:font-size-asian="10pt" style:font-weight-asian="bold" style:font-weight-complex="bold"/>
    </style:style>
    <style:style style:name="P9" style:family="paragraph" style:parent-style-name="Standard">
      <style:paragraph-properties fo:margin-top="0.212cm" fo:margin-bottom="0.212cm" fo:text-align="center" style:justify-single-word="false" style:snap-to-layout-grid="false"/>
      <style:text-properties fo:font-size="10pt" fo:font-weight="bold" style:font-size-asian="10pt" style:font-weight-asian="bold" style:font-weight-complex="bold"/>
    </style:style>
    <style:style style:name="P10" style:family="paragraph" style:parent-style-name="Standard">
      <style:paragraph-properties fo:margin-top="0.212cm" fo:margin-bottom="0.212cm" fo:text-align="center" style:justify-single-word="false" style:snap-to-layout-grid="false"/>
      <style:text-properties style:font-name="Wingdings 3" fo:font-size="10pt" style:font-size-asian="10pt"/>
    </style:style>
    <style:style style:name="P11" style:family="paragraph" style:parent-style-name="Standard">
      <style:paragraph-properties fo:margin-top="0.212cm" fo:margin-bottom="0.212cm" fo:text-align="start" style:justify-single-word="false" fo:orphans="2" fo:widows="2" style:writing-mode="lr-tb"/>
    </style:style>
    <style:style style:name="P12" style:family="paragraph" style:parent-style-name="Standard">
      <style:paragraph-properties fo:margin-top="0.212cm" fo:margin-bottom="0.212cm" fo:text-align="start" style:justify-single-word="false" fo:orphans="2" fo:widows="2" fo:hyphenation-ladder-count="no-limit" style:writing-mode="lr-tb"/>
      <style:text-properties fo:hyphenate="false" fo:hyphenation-remain-char-count="2" fo:hyphenation-push-char-count="2"/>
    </style:style>
    <style:style style:name="P13" style:family="paragraph" style:parent-style-name="Beskrivning">
      <style:paragraph-properties fo:margin-top="0.212cm" fo:margin-bottom="0.212cm"/>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Standard">
      <style:paragraph-properties fo:margin-top="0.21cm" fo:margin-bottom="0cm" fo:text-align="start" style:justify-single-word="false"/>
      <style:text-properties style:font-name="MV Boli"/>
    </style:style>
    <style:style style:name="P16" style:family="paragraph" style:parent-style-name="Standard">
      <style:paragraph-properties fo:margin-top="0.21cm" fo:margin-bottom="0cm" fo:text-align="end" style:justify-single-word="false"/>
      <style:text-properties style:font-name="MV Boli"/>
    </style:style>
    <style:style style:name="P17" style:family="paragraph" style:parent-style-name="Horizontal_20_Line">
      <style:paragraph-properties fo:margin-top="0cm" fo:margin-bottom="0.199cm"/>
      <style:text-properties style:font-name="MV Boli"/>
    </style:style>
    <style:style style:name="P18" style:family="paragraph" style:parent-style-name="Text_20_body">
      <style:paragraph-properties fo:margin-top="0cm" fo:margin-bottom="0.199cm"/>
      <style:text-properties style:font-name="MV Boli" fo:font-size="2pt" style:font-size-asian="2pt" style:font-size-complex="2pt"/>
    </style:style>
    <style:style style:name="P19" style:family="paragraph" style:parent-style-name="Standard">
      <style:paragraph-properties fo:text-align="center" style:justify-single-word="false"/>
      <style:text-properties style:font-name="MV Boli"/>
    </style:style>
    <style:style style:name="P20" style:family="paragraph" style:parent-style-name="Standard">
      <style:paragraph-properties fo:text-align="start" style:justify-single-word="false"/>
      <style:text-properties style:font-name="MV Boli"/>
    </style:style>
    <style:style style:name="P21" style:family="paragraph" style:parent-style-name="Standard">
      <style:paragraph-properties fo:text-align="end" style:justify-single-word="false"/>
      <style:text-properties style:font-name="MV Boli"/>
    </style:style>
    <style:style style:name="P22" style:family="paragraph" style:parent-style-name="Standard">
      <style:text-properties style:font-name="MV Boli" fo:font-size="36pt" style:font-size-asian="36pt" style:font-size-complex="36pt"/>
    </style:style>
    <style:style style:name="P23" style:family="paragraph" style:parent-style-name="Standard">
      <style:paragraph-properties fo:text-align="center" style:justify-single-word="false"/>
      <style:text-properties style:font-name="MV Boli" fo:font-size="24pt" style:font-size-asian="24pt" style:font-size-complex="24pt"/>
    </style:style>
    <style:style style:name="P24" style:family="paragraph" style:parent-style-name="Standard">
      <style:paragraph-properties fo:text-align="center" style:justify-single-word="false"/>
      <style:text-properties style:font-name="MV Boli" fo:background-color="transparent"/>
    </style:style>
    <style:style style:name="P25" style:family="paragraph" style:parent-style-name="Standard">
      <style:text-properties style:font-name="Courier New" fo:font-size="10pt" style:font-size-asian="10pt" style:language-asian="zxx" style:country-asian="none"/>
    </style:style>
    <style:style style:name="P26" style:family="paragraph" style:parent-style-name="Standard">
      <style:paragraph-properties>
        <style:tab-stops>
          <style:tab-stop style:position="2cm"/>
          <style:tab-stop style:position="4.001cm"/>
          <style:tab-stop style:position="5.995cm"/>
          <style:tab-stop style:position="7.996cm"/>
          <style:tab-stop style:position="9.996cm"/>
          <style:tab-stop style:position="12.002cm"/>
        </style:tab-stops>
      </style:paragraph-properties>
    </style:style>
    <style:style style:name="P27" style:family="paragraph" style:parent-style-name="Standard">
      <style:paragraph-properties style:line-height-at-least="0.494cm"/>
    </style:style>
    <style:style style:name="P28" style:family="paragraph" style:parent-style-name="Standard">
      <style:text-properties style:font-name-asian="Times New Roman" style:font-name-complex="Times"/>
    </style:style>
    <style:style style:name="P29" style:family="paragraph" style:parent-style-name="Standard">
      <style:paragraph-properties fo:keep-with-next="always"/>
    </style:style>
    <style:style style:name="P30" style:family="paragraph" style:parent-style-name="Example">
      <style:paragraph-properties fo:margin-top="0cm" fo:margin-bottom="0cm"/>
    </style:style>
    <style:style style:name="P31" style:family="paragraph" style:parent-style-name="Example">
      <style:text-properties fo:font-style="italic" style:font-style-asian="italic" style:font-style-complex="italic"/>
    </style:style>
    <style:style style:name="P32" style:family="paragraph" style:parent-style-name="Grammar">
      <style:text-properties style:language-asian="zxx" style:country-asian="none"/>
    </style:style>
    <style:style style:name="P33" style:family="paragraph" style:parent-style-name="Grammar">
      <style:text-properties style:font-style-complex="italic"/>
    </style:style>
    <style:style style:name="P34" style:family="paragraph" style:parent-style-name="Standard">
      <style:paragraph-properties fo:margin-left="2cm" fo:margin-right="0cm" fo:text-indent="-2cm" style:auto-text-indent="false"/>
    </style:style>
    <style:style style:name="P35" style:family="paragraph" style:parent-style-name="ErrorDescription">
      <style:text-properties fo:font-style="italic" style:font-style-asian="italic"/>
    </style:style>
    <style:style style:name="P36" style:family="paragraph" style:parent-style-name="Standard">
      <style:paragraph-properties fo:background-color="transparent">
        <style:background-image/>
      </style:paragraph-properties>
    </style:style>
    <style:style style:name="P37" style:family="paragraph" style:parent-style-name="Standard">
      <style:paragraph-properties fo:background-color="transparent">
        <style:background-image/>
      </style:paragraph-properties>
      <style:text-properties fo:background-color="transparent"/>
    </style:style>
    <style:style style:name="P38"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39" style:family="paragraph" style:parent-style-name="Text_20_body">
      <style:paragraph-properties fo:background-color="transparent">
        <style:background-image/>
      </style:paragraph-properties>
      <style:text-properties style:use-window-font-color="true" fo:language="en" fo:country="GB" style:language-asian="zh" style:country-asian="CN"/>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Standard">
      <style:paragraph-properties fo:background-color="#c0c0c0" fo:keep-with-next="always">
        <style:background-image/>
      </style:paragraph-properties>
    </style:style>
    <style:style style:name="P43" style:family="paragraph" style:parent-style-name="ErrorDescription">
      <style:paragraph-properties fo:background-color="#c0c0c0" fo:keep-with-next="always">
        <style:background-image/>
      </style:paragraph-properties>
    </style:style>
    <style:style style:name="P44" style:family="paragraph" style:parent-style-name="ErrorDescription">
      <style:paragraph-properties fo:background-color="#c0c0c0">
        <style:background-image/>
      </style:paragraph-properties>
    </style:style>
    <style:style style:name="P45" style:family="paragraph" style:parent-style-name="ErrorMessage">
      <style:paragraph-properties fo:background-color="#c0c0c0">
        <style:background-image/>
      </style:paragraph-properties>
    </style:style>
    <style:style style:name="P46" style:family="paragraph" style:parent-style-name="Source">
      <style:paragraph-properties fo:background-color="#c0c0c0">
        <style:background-image/>
      </style:paragraph-properties>
    </style:style>
    <style:style style:name="P47" style:family="paragraph" style:parent-style-name="Gameplay">
      <style:paragraph-properties fo:background-color="#c0c0c0">
        <style:background-image/>
      </style:paragraph-properties>
    </style:style>
    <style:style style:name="P48" style:family="paragraph" style:parent-style-name="Text_20_body">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49" style:family="paragraph" style:parent-style-name="Normal">
      <style:text-properties style:font-name="Centaur" style:font-size-complex="10pt"/>
    </style:style>
    <style:style style:name="P50" style:family="paragraph" style:parent-style-name="ErrorMessage">
      <style:paragraph-properties fo:margin-top="0.212cm" fo:margin-bottom="0cm"/>
    </style:style>
    <style:style style:name="P51" style:family="paragraph" style:parent-style-name="ErrorMessage">
      <style:paragraph-properties fo:margin-top="0.212cm" fo:margin-bottom="0cm" fo:background-color="#c0c0c0">
        <style:background-image/>
      </style:paragraph-properties>
    </style:style>
    <style:style style:name="P52" style:family="paragraph" style:parent-style-name="Contents_20_Heading">
      <style:paragraph-properties fo:text-align="center" style:justify-single-word="false" fo:break-before="page"/>
    </style:style>
    <style:style style:name="P53" style:family="paragraph" style:parent-style-name="Source">
      <style:text-properties fo:font-style="normal" fo:font-weight="normal" style:font-style-asian="normal" style:font-weight-asian="normal" style:font-style-complex="normal" style:font-weight-complex="normal"/>
    </style:style>
    <style:style style:name="P54" style:family="paragraph" style:parent-style-name="Source">
      <style:text-properties fo:font-style="normal" fo:font-weight="bold" style:font-style-asian="normal" style:font-weight-asian="bold" style:font-style-complex="normal" style:font-weight-complex="bold"/>
    </style:style>
    <style:style style:name="P5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56" style:family="paragraph" style:parent-style-name="Contents_20_1">
      <style:paragraph-properties>
        <style:tab-stops>
          <style:tab-stop style:position="12.301cm" style:type="right" style:leader-style="dotted" style:leader-text="."/>
        </style:tab-stops>
      </style:paragraph-properties>
    </style:style>
    <style:style style:name="P57" style:family="paragraph" style:parent-style-name="Contents_20_2">
      <style:paragraph-properties>
        <style:tab-stops>
          <style:tab-stop style:position="12.301cm" style:type="right" style:leader-style="dotted" style:leader-text="."/>
        </style:tab-stops>
      </style:paragraph-properties>
    </style:style>
    <style:style style:name="P58" style:family="paragraph" style:parent-style-name="Contents_20_3">
      <style:paragraph-properties>
        <style:tab-stops>
          <style:tab-stop style:position="12.301cm" style:type="right" style:leader-style="dotted" style:leader-text="."/>
        </style:tab-stops>
      </style:paragraph-properties>
    </style:style>
    <style:style style:name="P59" style:family="paragraph" style:parent-style-name="Contents_20_9">
      <style:paragraph-properties>
        <style:tab-stops>
          <style:tab-stop style:position="12.301cm" style:type="right" style:leader-style="dotted" style:leader-text="."/>
        </style:tab-stops>
      </style:paragraph-properties>
    </style:style>
    <style:style style:name="P60" style:family="paragraph" style:parent-style-name="ReferenceElement">
      <style:paragraph-properties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fo:hyphenate="false" fo:hyphenation-remain-char-count="2" fo:hyphenation-push-char-count="2"/>
    </style:style>
    <style:style style:name="P61" style:family="paragraph" style:parent-style-name="Reference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2" style:family="paragraph" style:parent-style-name="Index_20_1">
      <style:paragraph-properties>
        <style:tab-stops>
          <style:tab-stop style:position="12.301cm" style:type="right" style:leader-style="dotted" style:leader-text="."/>
        </style:tab-stops>
      </style:paragraph-properties>
    </style:style>
    <style:style style:name="P63" style:family="paragraph" style:parent-style-name="Index_20_2">
      <style:paragraph-properties>
        <style:tab-stops>
          <style:tab-stop style:position="12.301cm" style:type="right" style:leader-style="dotted" style:leader-text="."/>
        </style:tab-stops>
      </style:paragraph-properties>
    </style:style>
    <style:style style:name="P64" style:family="paragraph" style:parent-style-name="Index_20_Separator">
      <style:paragraph-properties>
        <style:tab-stops/>
      </style:paragraph-properties>
    </style:style>
    <style:style style:name="P65" style:family="paragraph" style:parent-style-name="Text_20_body">
      <style:paragraph-properties fo:text-align="start" style:justify-single-word="false"/>
    </style:style>
    <style:style style:name="P66" style:family="paragraph" style:parent-style-name="Standard" style:list-style-name="WW8Num3"/>
    <style:style style:name="P67" style:family="paragraph" style:parent-style-name="Standard" style:list-style-name="WW8Num14"/>
    <style:style style:name="P68" style:family="paragraph" style:parent-style-name="Standard" style:list-style-name="WW8Num16"/>
    <style:style style:name="P69" style:family="paragraph" style:parent-style-name="Standard" style:list-style-name="WW8Num15"/>
    <style:style style:name="P70" style:family="paragraph" style:parent-style-name="Standard" style:list-style-name="Note">
      <style:paragraph-properties fo:margin-left="1cm" fo:margin-right="0cm" fo:text-indent="-1cm" style:auto-text-indent="false"/>
    </style:style>
    <style:style style:name="P71" style:family="paragraph" style:parent-style-name="Standard" style:master-page-name="Table_20_of_20_Content_20_Left">
      <style:paragraph-properties style:line-height-at-least="0.494cm" style:page-number="auto"/>
    </style:style>
    <style:style style:name="P72"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7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74" style:family="paragraph" style:parent-style-name="List" style:list-style-name="List_20_1"/>
    <style:style style:name="P75" style:family="paragraph" style:parent-style-name="Heading_20_1" style:master-page-name="Content_20_Left">
      <style:paragraph-properties style:page-number="auto"/>
    </style:style>
    <style:style style:name="P76" style:family="paragraph" style:parent-style-name="Heading_20_1">
      <style:paragraph-properties fo:background-color="transparent">
        <style:background-image/>
      </style:paragraph-properties>
    </style:style>
    <style:style style:name="P77" style:family="paragraph" style:parent-style-name="Heading_20_2">
      <style:paragraph-properties fo:background-color="transparent">
        <style:background-image/>
      </style:paragraph-properties>
    </style:style>
    <style:style style:name="P78" style:family="paragraph" style:parent-style-name="Heading_20_2">
      <style:paragraph-properties fo:background-color="#c0c0c0">
        <style:background-image/>
      </style:paragraph-properties>
    </style:style>
    <style:style style:name="P79" style:family="paragraph" style:parent-style-name="Heading_20_3">
      <style:paragraph-properties fo:break-before="page"/>
    </style:style>
    <style:style style:name="P80"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1" style:family="paragraph" style:parent-style-name="AppendixSection">
      <style:paragraph-properties>
        <style:drop-cap/>
      </style:paragraph-properties>
    </style:style>
    <style:style style:name="P82" style:family="paragraph" style:parent-style-name="Text_20_body" style:list-style-name="L2">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83" style:family="paragraph" style:parent-style-name="Footnote">
      <style:paragraph-properties fo:margin-top="0.212cm" fo:margin-bottom="0.212cm"/>
    </style:style>
    <style:style style:name="P84" style:family="paragraph" style:parent-style-name="ListPoint" style:list-style-name="WW8Num17"/>
    <style:style style:name="P85" style:family="paragraph" style:parent-style-name="ListPoint" style:list-style-name="WW8Num19"/>
    <style:style style:name="P86" style:family="paragraph" style:parent-style-name="ListPoint">
      <style:paragraph-properties fo:margin-left="0cm" fo:margin-right="0cm" fo:text-indent="0cm" style:auto-text-indent="false"/>
    </style:style>
    <style:style style:name="P87" style:family="paragraph" style:parent-style-name="ListPoint" style:list-style-name="WW8Num22">
      <style:paragraph-properties fo:margin-left="2cm" fo:margin-right="0cm" fo:text-indent="-2cm" style:auto-text-indent="false"/>
    </style:style>
    <style:style style:name="P88" style:family="paragraph" style:parent-style-name="Note" style:list-style-name="Note"/>
    <style:style style:name="P89" style:family="paragraph" style:parent-style-name="Note" style:list-style-name="Note">
      <style:paragraph-properties fo:margin-left="0.979cm" fo:margin-right="0cm" fo:text-indent="-0.979cm" style:auto-text-indent="false"/>
    </style:style>
    <style:style style:name="P90" style:family="paragraph" style:parent-style-name="Note" style:list-style-name="Note">
      <style:paragraph-properties fo:background-color="#c0c0c0">
        <style:background-image/>
      </style:paragraph-properties>
    </style:style>
    <style:style style:name="P91" style:family="paragraph" style:parent-style-name="Note" style:list-style-name="Note">
      <style:paragraph-properties fo:margin-top="0.423cm" fo:margin-bottom="0.212cm" fo:background-color="transparent">
        <style:background-image/>
      </style:paragraph-properties>
    </style:style>
    <style:style style:name="P92" style:family="paragraph" style:parent-style-name="Note" style:list-style-name="Note">
      <style:paragraph-properties fo:background-color="transparent">
        <style:background-image/>
      </style:paragraph-properties>
    </style:style>
    <style:style style:name="P93" style:family="paragraph" style:parent-style-name="Punktlista" style:list-style-name="WW8Num13"/>
    <style:style style:name="P94" style:family="paragraph" style:parent-style-name="Punktlista" style:list-style-name="L1"/>
    <style:style style:name="P95" style:family="paragraph" style:parent-style-name="Source">
      <style:text-properties fo:font-weight="bold" style:font-weight-asian="bold" style:font-weight-complex="bold"/>
    </style:style>
    <style:style style:name="T1" style:family="text">
      <style:text-properties style:font-name="Courier New" fo:font-size="10pt" style:font-size-asian="10pt" style:language-asian="zxx" style:country-asian="none"/>
    </style:style>
    <style:style style:name="T2" style:family="text">
      <style:text-properties style:font-name="Courier New" fo:font-weight="bold" style:font-weight-asian="bold" style:font-name-complex="Courier New"/>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style:language-asian="zxx" style:country-asian="none" style:font-weight-asian="normal" style:font-weight-complex="normal"/>
    </style:style>
    <style:style style:name="T6" style:family="text">
      <style:text-properties style:language-asian="zxx" style:country-asian="none"/>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text-shadow="1pt 1pt" style:font-style-asian="italic" style:font-style-complex="italic"/>
    </style:style>
    <style:style style:name="T11" style:family="text">
      <style:text-properties fo:font-style="italic" fo:font-weight="bold" style:font-style-asian="italic" style:font-weight-asian="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style-complex="italic"/>
    </style:style>
    <style:style style:name="T15" style:family="text">
      <style:text-properties style:font-name="Centaur2" style:font-name-asian="Centaur2" style:font-name-complex="Centaur2"/>
    </style:style>
    <style:style style:name="T16" style:family="text">
      <style:text-properties style:font-name="Centaur2" style:font-name-asian="Times New Roman" style:font-name-complex="Times"/>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background-color="#afb342"/>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fo:font-style="normal" style:font-style-asian="normal" style:font-style-complex="italic"/>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style:font-name="Courier"/>
    </style:style>
    <style:style style:name="T27" style:family="text">
      <style:text-properties fo:font-size="12pt" fo:font-weight="normal" style:font-size-asian="12pt" style:language-asian="sv" style:country-asian="SE" style:font-weight-asian="normal"/>
    </style:style>
    <style:style style:name="T28"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29"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0" style:family="text">
      <style:text-properties style:use-window-font-color="true" style:font-name-asian="Times New Roman" style:font-name-complex="Times" style:font-size-complex="10pt" style:language-complex="ar" style:country-complex="SA"/>
    </style:style>
    <style:style style:name="T31" style:family="text">
      <style:text-properties style:use-window-font-color="true" fo:background-color="transparent"/>
    </style:style>
    <style:style style:name="T32"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Centaur" fo:font-size="12pt" fo:language="en" fo:country="GB" fo:font-style="italic" style:font-name-asian="Times New Roman" style:font-size-asian="12pt" style:language-asian="zh" style:country-asian="CN" style:font-style-asian="italic" style:font-name-complex="Times" style:font-size-complex="10pt" style:language-complex="ar" style:country-complex="SA"/>
    </style:style>
    <style:style style:name="T34" style:family="text">
      <style:text-properties style:font-name-asian="Times New Roman" style:font-name-complex="Times"/>
    </style:style>
    <style:style style:name="T35" style:family="text">
      <style:text-properties fo:font-variant="normal" fo:text-transform="none" style:use-window-font-color="true" style:font-name="MV Boli" fo:language="en" fo:country="GB" fo:font-weight="normal" style:font-name-asian="Arial" style:language-asian="zh" style:country-asian="CN" style:font-weight-asian="normal" style:font-name-complex="Times" style:font-size-complex="10pt" style:language-complex="ar" style:country-complex="SA"/>
    </style:style>
    <style:style style:name="T36" style:family="text">
      <style:text-properties fo:font-size="20pt" style:font-size-asian="20pt" style:font-size-complex="20pt"/>
    </style:style>
    <style:style style:name="T37" style:family="text">
      <style:text-properties fo:font-size="18pt" style:font-size-asian="18pt" style:font-size-complex="18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38633424" text:id="ct238633424">
          <text:deletion>
            <office:change-info>
              <dc:creator>Thomas Nilsson</dc:creator>
              <dc:date>2005-05-04T22:42:00</dc:date>
            </office:change-info>
            <text:p text:style-name="P1">current </text:p>
          </text:deletion>
        </text:changed-region>
        <text:changed-region xml:id="ct238633632" text:id="ct238633632">
          <text:insertion>
            <office:change-info>
              <dc:creator>Thomas Nilsson</dc:creator>
              <dc:date>2005-05-04T22:42:00</dc:date>
            </office:change-info>
          </text:insertion>
        </text:changed-region>
        <text:changed-region xml:id="ct238633736" text:id="ct238633736">
          <text:insertion>
            <office:change-info>
              <dc:creator>Thomas Nilsson</dc:creator>
              <dc:date>2005-05-04T22: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section text:style-name="Sect1" text:name="Område2">
        <text:h text:style-name="Appendix" text:outline-level="9"><text:bookmark-start text:name="X34551"/><text:bookmark-start text:name="X91403"/><text:bookmark-start text:name="X16651"/><text:bookmark-start text:name="X63161"/><text:bookmark-start text:name="X72880"/><text:bookmark-start text:name="X89759"/><text:bookmark-start text:name="X29307"/><text:bookmark-start text:name="X38978"/><text:bookmark-start text:name="X26344"/><text:bookmark-start text:name="X56528"/><text:bookmark-start text:name="X76707"/><text:bookmark-start text:name="X24617"/><text:bookmark-start text:name="X23155"/><text:bookmark-start text:name="X38476"/><text:bookmark-start text:name="X30946"/><text:bookmark-start text:name="X34017"/><text:bookmark-start text:name="X42508"/><text:bookmark-start text:name="X77172"/><text:bookmark-start text:name="X53774"/><text:bookmark-start text:name="X45283"/><text:bookmark-start text:name="X33438"/><text:bookmark-start text:name="X54816"/><text:bookmark-start text:name="X43390"/><text:bookmark-start text:name="X34993"/><text:bookmark-start text:name="X14184"/><text:bookmark-start text:name="X90434"/><text:bookmark-start text:name="X23595"/><text:bookmark-start text:name="X13894"/><text:bookmark-start text:name="X25805"/><text:bookmark-start text:name="X77928"/><text:bookmark-start text:name="X66684"/><text:bookmark-start text:name="X79545"/><text:bookmark text:name="__RefHeading__5659_1446777829"/>R<text:bookmark-start text:name="X14045"/>EFERENCES<text:bookmark-end text:name="__RefHeading__5659_1446777829"/></text:h>
        <text:p text:style-name="ReferenceElement"><text:span text:style-name="T17">[Ada80]</text:span><text:tab/>Scott Adams : <text:span text:style-name="T8">Pirate’s Adventure</text:span>; BYTE December 1980, pp 192-212</text:p>
        <text:p text:style-name="ReferenceDescription">An article describing the history behind the Scott Ad­am’s adventures, particularly the <text:span text:style-name="T8">Pirate’s Adventure</text:span>. Also includes BASIC source for the adventure, con­sisting mostly of DATA-statements.</text:p>
        <text:p text:style-name="P60"><text:span text:style-name="T17">[Bla80]</text:span><text:tab/>Marc S. Blank, S. W. Galley : <text:span text:style-name="T8">How to Fit a Large Program Into a Small Machine</text:span>; Creative Computing July 1980, pp 80-87</text:p>
        <text:p text:style-name="ReferenceDescription">A good article on the internals of the Z-interpreter, the pseudo-machine created by Infocom for creating and running adventures. As always from the hands of the Infocom men, also very good reading.</text:p>
        <text:p text:style-name="P60"><text:span text:style-name="T17">[Bet87]</text:span><text:tab/>David Betz : <text:span text:style-name="T8">An Adventure Authoring System</text:span>; BYTE May 1987, pp 125-135</text:p>
        <text:p text:style-name="ReferenceDescription">A description of a system similar to Alan, <text:span text:style-name="T8">AdvSys</text:span>, consisting of a special purpose language, a compiler and an interpreter for it. At last the term <text:span text:style-name="T8">authoring</text:span> is used instead of <text:span text:style-name="T8">programming</text:span>. The system is available through various PD-sources such as Fred Fish, BIX etc.</text:p>
        <text:p text:style-name="P60"><text:span text:style-name="T17">[Bra84]</text:span><text:tab/>A. J. <text:span text:style-name="T32">Bradbury</text:span> : <text:span text:style-name="T8">Adventure Games for the Commo­dore 64</text:span>; Granada Publishing 1984, ISBN 0-246- 12412-1</text:p>
        <text:p text:style-name="ReferenceDescription"><text:soft-page-break/>A good book, especially on the topic of adventure writing methodology. Carries the concept of story­boarding a bit further than [Gra83]. Also contains in­terspersed utilities and modules (in C64 BASIC) and a small adventure, “The Case of the Lost Adventure”.</text:p>
        <text:p text:style-name="P60"><text:span text:style-name="T17">[Bri84]</text:span><text:tab/>Tony <text:span text:style-name="T32">Bridge</text:span>, Richard Williams : <text:span text:style-name="T8">Sinclair QL Adven­tures</text:span>; Sunshine Books 1984, ISBN 0-946408-66-1</text:p>
        <text:p text:style-name="ReferenceDescription">Contains a few good chapters on adventures and re­views of some games of the classical text-type, but then goes on to present the listing of a fairly uninter­esting “adventure generator” for a menu-driven <text:span text:style-name="T8">Dun­geon And Dragons</text:span> inspired (much fighting, strength scoring and banes and such) kind of adventures games.</text:p>
        <text:p text:style-name="P60"><text:span text:style-name="T17">[Buc87]</text:span><text:tab/>Mary Ann Buckles : <text:span text:style-name="T8">Interactive Fiction as Literature</text:span>; BYTE May 1987, pp 135-142</text:p>
        <text:p text:style-name="ReferenceDescription">A very interesting article discussing the literary herit­age of adventure games and their future in that per­spective.</text:p>
        <text:p text:style-name="P60"><text:span text:style-name="T17">[Fic86]</text:span><text:tab/>Erik <text:span text:style-name="T32">Fichtelius</text:span> : <text:span text:style-name="T8">Nu kommer det svenska äventyrsspe­let!</text:span>; Upp&amp;Ner, nr 2 1986</text:p>
        <text:p text:style-name="P61">A swedish article <text:span text:style-name="T32">describing</text:span> the famous swedish “Stuga” game, created around 1980, which at that time was available for the PC.</text:p>
        <text:p text:style-name="P60"><text:span text:style-name="T17">[Gra83]</text:span><text:tab/>Mike Grace : <text:span text:style-name="T33">Commodore</text:span><text:span text:style-name="T8"> 64 Adventures</text:span>; Sunshine Books 1983, ISBN 0-946408-11-4</text:p>
        <text:p text:style-name="P61">A fairly good book on playing and writing adventure games, written by an beginner <text:span text:style-name="T32">programmer</text:span>. Strictly BASIC programming but contains many good ideas to borrow. Includes some short sections on methods and mentions the concept of storyboarding. Contains a type-in adventure (“Nightmare Planet”) for the C64.</text:p>
        <text:p text:style-name="P60"><text:span text:style-name="T17">[Geu85]</text:span><text:tab/><text:span text:style-name="T32">A.F.</text:span> de Geus, J.H. Jongejan, A.M. Koelmans : <text:span text:style-name="T8">Adven­ture Description Language</text:span>; Sigma Press 1985, ISBN 1-85058-011-1</text:p>
        <text:p text:style-name="P61"><text:soft-page-break/>Describes an assembler-like Adventure Language for the BBC Micro, and uses its design as a vehicle for briefly describing a few basic computer science tech­niques (e.g. grammars, <text:span text:style-name="T32">hashing</text:span>, huffman coding and graph theory). Source (in ADL!) for “Red Button” and “Long Forgotten Arabia” adventures plus com­plete source for the “scanner”, “interpreter” and “edi­tor” for ADL. Note: this is <text:span text:style-name="T8">not</text:span> the better known ADL by Ross Cunniff.</text:p>
        <text:p text:style-name="P60"><text:span text:style-name="T17">[Goe93]</text:span><text:tab/>Phil Goetz : <text:span text:style-name="T8">Interactive Fiction</text:span>; Dept. of Computer Science, SUNY, Buffalo NY 14260, USA</text:p>
        <text:p text:style-name="P61">Interesting paper setting <text:span text:style-name="T32">out</text:span> to define the term inter­active fiction. Also discusses history and future of IF, and various media it may use.</text:p>
        <text:p text:style-name="P60"><text:span text:style-name="T17">[Gra87]</text:span><text:tab/>David Graves : <text:span text:style-name="T8">Second Generation Adventure Games</text:span>; Journal of Computer Game Design, Volume 1, number 2 (August 1987), pp 4-7</text:p>
        <text:p text:style-name="P61">An article describing many of the more fundamental concepts (conceptual and <text:span text:style-name="T32">implementational</text:span>) of inter­active fiction of today, such as object orientation, nat­ural language, text generation and goal orientation.</text:p>
        <text:p text:style-name="P60"><text:span text:style-name="T17">[Gra88]</text:span><text:tab/>David Graves : <text:span text:style-name="T8">Bringing Characters to Life</text:span>; Journal of Computer Game Design, Volume 2, number 2 (De­cember 1988), pp 10-11</text:p>
        <text:p text:style-name="P61">Describes the role and implementation of artificial personalities in interactive fiction. This feature is <text:span text:style-name="T32">sel­dom</text:span> implemented in main stream interactive fiction but would probably give greater depth to the non- player characters in the story.</text:p>
        <text:p text:style-name="P60"><text:span text:style-name="T17">[Gra91]</text:span><text:tab/>David <text:span text:style-name="T32">Graves</text:span> : <text:span text:style-name="T8">Plot Automation</text:span>; Journal of Computer Game Design, Volume 5, number 1 (October 1991), pp 10-12</text:p>
        <text:p text:style-name="P61">The interesting idea <text:span text:style-name="T32">of</text:span> automatically creating a plot from the personalities and goals of the actors in the story is presented and discussed.</text:p>
        <text:p text:style-name="P60"><text:soft-page-break/><text:span text:style-name="T17">[Het84]</text:span><text:tab/>Tony <text:span text:style-name="T32">Hetherington</text:span> : <text:span text:style-name="T8">Adventure Games</text:span>; Personal Computer World, January 1984 (October 1991), pp 17-26</text:p>
        <text:p text:style-name="P61">Introductory <text:span text:style-name="T32">discussion</text:span> on what makes a good adven­ture, text vs. graphic, then some reviews on <text:change text:change-id="ct238633424"/>games<text:change-start text:change-id="ct238633632"/> of the time<text:change-end text:change-id="ct238633632"/>, e.g. The Hobbit and Snowball.</text:p>
        <text:p text:style-name="P1"><text:span text:style-name="T17">[Has80]</text:span><text:tab/>Greg Hassett : <text:span text:style-name="T8">How to write An Adventure</text:span>; Creative Computing July 1980, pp 88-90</text:p>
        <text:p text:style-name="P61">A short superficial <text:span text:style-name="T32">article</text:span> containing nothing that can’t be found elsewhere.</text:p>
        <text:p text:style-name="ReferenceElement"><text:span text:style-name="T17">[Leb79]</text:span><text:tab/>P. David Lebling, Mark S. Blank, Timothy A. An­dersson : <text:span text:style-name="T8">ZORK - A Computerized Fantasy Simula­tion Game</text:span>; IEEE Computer, April 1979</text:p>
        <text:p text:style-name="ReferenceDescription">An interesting <text:span text:style-name="T32">article</text:span> describing the inner workings and motivations behind ZORK by the men who (al­most) started it all<text:span text:style-name="T17">.</text:span></text:p>
        <text:p text:style-name="ReferenceElement"><text:span text:style-name="T17">[Leb80]</text:span><text:tab/>P. David Lebling : <text:span text:style-name="T8">ZORK and the Future of Compu­terized Fantasy Simulations</text:span>; BYTE December 1980, pp 172-182</text:p>
        <text:p text:style-name="ReferenceDescription">Lebling again describes the Zork world and machine. This article adds discussions on various implications of continuing to development, such as intelligent ac­tors and communication with them, how far to take the parsing of natural language and how careful you must be before adding another feature in the games universe.</text:p>
        <text:p text:style-name="P60"><text:span text:style-name="T17">[Lid80]</text:span><text:tab/>Bob <text:span text:style-name="T32">Liddil</text:span> : <text:span text:style-name="T8">On the Road to Adventure</text:span>; BYTE De­cember 1980, pp 158-170</text:p>
        <text:p text:style-name="P61">Some tips for <text:span text:style-name="T32">playing</text:span> and reviews of <text:change-start text:change-id="ct238633736"/>a <text:change-end text:change-id="ct238633736"/>number of not so famous adventures (by Adams, Hassett, Program­mer’s Guild and Mad Hatter).</text:p>
        <text:p text:style-name="P60"><text:span text:style-name="T17">[Mit86]</text:span><text:tab/>David <text:span text:style-name="T32">Mitchell</text:span> : <text:span text:style-name="T8">An adventure in programming tech­niques</text:span>; Addison-Wesley 1986, ISBN 0-201-15030-1</text:p>
        <text:p text:style-name="P61">An excellent book covering almost every aspect of adventure playing and writing. As the title <text:span text:style-name="T32">suggests</text:span>, adventure writing is taken as the <text:soft-page-break/>goal for presenting various programming techniques, but still with the problems of writing and designing adventures as the primary issue. A bible for adventure system designers.</text:p>
        <text:p text:style-name="P60"><text:span text:style-name="T17">[McG84]</text:span><text:tab/>Gary McGath : <text:span text:style-name="T8">COMPUTE!’s Guide To Adventure Games</text:span>; COMPUTE! Books 1984, ISBN 0-942386- 67-1</text:p>
        <text:p text:style-name="P61">An excellent book, its primary merit is the reviews of most of the Infocom adventures, all Scott Adam’s and a bunch of various other adventure games available and popular in 1984. Also contains a field guide for adventurers and a short discussion on how to program your own games. Includes source (in various dialects of BASIC!) for “Tower Of Mystery”. The concluding chapter on the future of adventure games is most in­triguing and may serve as a source for inspiration when trying to push the limits of Interactive Fiction.</text:p>
        <text:p text:style-name="P60"><text:span text:style-name="T17">[Owe83]</text:span><text:tab/>Peter Owens : <text:span text:style-name="T8">Adventures in Learning</text:span>; Popular Com­puting, December 1983, pp. 147-150</text:p>
        <text:p text:style-name="P61">An article <text:span text:style-name="T32">discussing</text:span> how computer games, adven­tures in particular, can be used in education and their potential effect of learning people to think.</text:p>
        <text:p text:style-name="P60"><text:span text:style-name="T17">[Sca81]</text:span><text:tab/>Peter D. <text:span text:style-name="T32">Scargill</text:span> : <text:span text:style-name="T8">Adven-80, An Advanced Adventure Development System</text:span>; Dr. Dobb’s Journal, Number 61 (November 1981)</text:p>
        <text:p text:style-name="P61">An interesting predecessor, assembler like in struc­ture with a lot of ”magic numbers”, but was probably a good system at the time.<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text:bookmark-end text:name="X66684"/><text:bookmark-end text:name="X7954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Title" style:family="paragraph" style:parent-style-name="Standard" style:class="text">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Text_20_body" style:display-name="Text body" style:family="paragraph" style:parent-style-name="Standard" style:class="text" style:master-page-name="">
      <style:paragraph-properties style:page-number="auto"/>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MV Boli" fo:font-size="20pt" fo:language="en" fo:country="GB" fo:font-weight="normal"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847cm" fo:margin-bottom="0.212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fals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2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MV Boli"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paragraph-properties fo:margin-left="1cm" fo:margin-right="0cm" fo:margin-top="0cm" fo:margin-bottom="0.212cm" fo:keep-together="auto" fo:text-indent="0cm" style:auto-text-indent="false"/>
    </style:style>
    <style:style style:name="ErrorMessage" style:family="paragraph" style:parent-style-name="Text_20_body" style:next-style-name="ErrorDescription">
      <style:paragraph-properties fo:margin-top="0.635cm" fo:margin-bottom="0cm" fo:keep-together="always"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parent-style-name="Standard" style:class="index">
      <style:paragraph-properties fo:margin-top="0.423cm" fo:margin-bottom="0cm">
        <style:tab-stops/>
      </style:paragraph-properties>
      <style:text-properties fo:text-transform="uppercase" style:font-name="MV Boli"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212cm" fo:margin-bottom="0cm" fo:orphans="0" fo:widows="0"/>
      <style:text-properties fo:font-variant="normal" fo:text-transform="none" fo:font-size="10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8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MV Boli" fo:font-size="11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MV Boli"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er_20_right" style:display-name="Head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Rubrik1Numrering" style:family="text">
      <style:text-properties fo:text-transform="uppercase" style:use-window-font-color="true" style:font-name="MV Boli" fo:font-size="52pt" fo:language="en" fo:country="GB" fo:font-weight="normal" fo:background-color="transparent" style:font-name-asian="Arial" style:font-size-asian="47pt" style:font-weight-asian="normal" style:font-name-complex="Times" style:font-size-complex="48pt" style:language-complex="ar" style:country-complex="SA"/>
    </style:style>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Rubrik1Numrering"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MV Boli"/>
    </style:style>
    <style:style style:name="MP7" style:family="paragraph" style:parent-style-name="Standard">
      <style:paragraph-properties fo:text-align="start" style:justify-single-word="false"/>
      <style:text-properties style:font-name="MV Boli"/>
    </style:style>
    <style:style style:name="MP8" style:family="paragraph" style:parent-style-name="Standard">
      <style:paragraph-properties fo:margin-top="0.21cm" fo:margin-bottom="0cm" fo:text-align="end" style:justify-single-word="false"/>
      <style:text-properties style:font-name="MV Boli"/>
    </style:style>
    <style:style style:name="MP9" style:family="paragraph" style:parent-style-name="Standard">
      <style:paragraph-properties fo:text-align="end"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5</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p text:style-name="MP6">Alan Adventure System Reference Manual</text:p>
        <text:p text:style-name="MP3"/>
        <text:p text:style-name="MP4"/>
      </style:header>
      <style:footer>
        <text:p text:style-name="MP5">- <text:page-number style:num-format="i" text:select-page="current">v</text:page-number> -</text:p>
      </style:footer>
    </style:master-page>
    <style:master-page style:name="Content_20_Left" style:display-name="Content Left" style:page-layout-name="Mpm6" style:next-style-name="Content_20_Right">
      <style:header>
        <text:p text:style-name="MP6">Alan Adventure System Reference Manual</text:p>
        <text:p text:style-name="MP3"/>
        <text:p text:style-name="MP4"/>
      </style:header>
      <style:footer>
        <text:p text:style-name="MP7"><text:page-number style:num-format="1" text:select-page="current">5</text:page-number> -</text:p>
      </style:footer>
    </style:master-page>
    <style:master-page style:name="Content_20_Right" style:display-name="Content Right" style:page-layout-name="Mpm7" style:next-style-name="Content_20_Left">
      <style:header>
        <text:p text:style-name="MP8">Alan Adventure System Reference Manual</text:p>
        <text:p text:style-name="MP3"/>
        <text:p text:style-name="MP4"/>
      </style:header>
      <style:footer>
        <text:p text:style-name="MP9">- <text:page-number style:num-format="1" text:select-page="current">5</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p text:style-name="MP8">Alan Adventure System Reference Manual</text:p>
        <text:p text:style-name="MP3"/>
        <text:p text:style-name="MP4"/>
      </style:header>
      <style:footer>
        <text:p text:style-name="MP5">- <text:page-number style:num-format="i" text:select-page="current">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Manual v3.0 Preliminary</dc:title>
    <meta:initial-creator>Thomas Nilsson</meta:initial-creator>
    <meta:creation-date>2004-12-28T09:07:00</meta:creation-date>
    <dc:date>2011-06-02T13:20:06.64</dc:date>
    <meta:print-date>2009-07-29T17:13:00</meta:print-date>
    <meta:editing-cycles>295</meta:editing-cycles>
    <meta:editing-duration>P6DT23H10M53S</meta:editing-duration>
    <meta:generator>LibreOffice/3.3$Win32 LibreOffice_project/330m19$Build-6</meta:generator>
    <dc:creator>Thomas Nilsson</dc:creator>
    <meta:document-statistic meta:table-count="0" meta:image-count="1" meta:object-count="0" meta:page-count="6" meta:paragraph-count="57" meta:word-count="1164" meta:character-count="7395"/>
  </office:meta>
</office:document-meta>
</file>